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freehand.invisionapp.com/freehand/document/x5GTRuwQ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2:07:30.416199635</meta:creation-date>
    <dc:date>2020-11-13T12:07:51.945908991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60" meta:non-whitespace-character-count="60"/>
    <meta:generator>LibreOffice/6.4.6.2$Linux_X86_64 LibreOffice_project/40$Build-2</meta:generator>
  </office:meta>
</office:document-meta>
</file>